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8000000D82AAD3A82E6BBEBA0.png" manifest:media-type="image/png"/>
  <manifest:file-entry manifest:full-path="Pictures/10000000000000D6000000D85DA3EC9C2D8C2312.png" manifest:media-type="image/png"/>
  <manifest:file-entry manifest:full-path="Pictures/10000000000000D4000000D5A38E6E4A11AB49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661cm" svg:height="5.714cm" svg:x="7.694cm" svg:y="2.153cm">
          <draw:image xlink:href="Pictures/10000000000000D6000000D85DA3EC9C2D8C2312.png" xlink:type="simple" xlink:show="embed" xlink:actuate="onLoad">
            <text:p/>
          </draw:image>
        </draw:frame>
        <draw:frame draw:style-name="gr1" draw:text-style-name="P1" draw:layer="layout" svg:width="5.608cm" svg:height="5.635cm" svg:x="14.2cm" svg:y="2.165cm">
          <draw:image xlink:href="Pictures/10000000000000D4000000D5A38E6E4A11AB4952.png" xlink:type="simple" xlink:show="embed" xlink:actuate="onLoad">
            <text:p/>
          </draw:image>
        </draw:frame>
        <draw:frame draw:style-name="gr1" draw:text-style-name="P1" draw:layer="layout" svg:width="5.714cm" svg:height="5.714cm" svg:x="1.4cm" svg:y="2.186cm">
          <draw:image xlink:href="Pictures/10000000000000D8000000D82AAD3A82E6BBEB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6:30:55.701504816</meta:creation-date>
    <dc:date>2017-12-10T16:34:19.365109935</dc:date>
    <meta:editing-duration>PT3M23S</meta:editing-duration>
    <meta:editing-cycles>2</meta:editing-cycles>
    <meta:generator>LibreOffice/5.1.6.2$Linux_X86_64 LibreOffice_project/10m0$Build-2</meta:generator>
    <meta:document-statistic meta:object-count="3"/>
  </office:meta>
</office:document-meta>
</file>